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O FALSO MESSIAS</text:p>
      <text:p text:style-name="Author">W. SCOTT</text:p>
      <text:p text:style-name="Date">2017-07-21T17:00:00+09:00</text:p>
      <text:h text:style-name="Heading_20_1" text:outline-level="1">O FALSO MESSIAS</text:h>
      <text:p text:style-name="First_20_paragraph">W. SCOTT</text:p>
      <text:p text:style-name="Text_20_body">Uma determinada pessoa, um homem judeu e apóstata, é o Anticristo que encontramos nas profecias das Escrituras. Há aqueles que costumam apresentar o Anticristo como o líder civil do Império Romano, mas não é verdade. O Anticristo é o falso messias,o ministro de Satanás para com os judeus em Jerusalém, operando sinais e fazendo maravilhas por meio de um poder vindo diretamente de Satanás. Ele se assenta no templo de Deus, que estará construído em Jerusalém, e exige ser adorado como Deus. A Besta (Roma),o falso profeta ou Anticristo, e também o dragão (Satanás) são deificados e adorados, numa imitação da adoração que é devida ao Pai, Filho e Espírito Santo. A nação apóstata de Israel aceita o Anticristo como seu rei.</text:p>
      <text:p text:style-name="Text_20_body">Ele definitivamente não se trata de um grande poder político. É verdade que exerce influência sobre a Cristandade, mas no seu aspecto religioso, e não politicamente. O governo do mundo Ocidental, civil e político, está nas mãos do grande chefe gentio. É ele, cujo trono se encontra em Roma, quem rege politicamente sob o comando de Satanás. O Anticristo tem seu trono em Jerusalém enquanto que o líder do domínio gentio o tem em Roma. Os dois homens são ministros de Satanás, aliados em iniqüidade. Um é judeu, o outro gentio. Ambos estão presentes por ocasião da vinda do Senhor em juízo, e ambos são lançados vivos no lago de fogo -- uma sentença eterna.</text:p>
      <text:p text:style-name="Text_20_body">O termo Anticristo é usado apenas pelo escritor do Apocalipse, o que faz por quatro vezes, em <text:a xlink:type="simple" xlink:href="http://bibliaonline.com.br/acf/1jo/2/18-22" office:name=""><text:span text:style-name="Definition">1 joão 2:18,22</text:span></text:a>; <text:a xlink:type="simple" xlink:href="http://bibliaonline.com.br/acf/1jo/4/3" office:name=""><text:span text:style-name="Definition">4:3</text:span></text:a> e <text:a xlink:type="simple" xlink:href="http://bibliaonline.com.br/acf/2jo/7" office:name=""><text:span text:style-name="Definition">2 João 7</text:span></text:a>, uma delas no plural (<text:a xlink:type="simple" xlink:href="http://bibliaonline.com.br/acf/1jo/2/18" office:name=""><text:span text:style-name="Definition">1 João 2:18</text:span></text:a>). Destas passagens tiramos muitas coisas importantes:</text:p>
      <text:p text:style-name="Text_20_body">1-O surgimento de anticristos é uma marca clara do "fim dos tempos" e eles são apóstatas;</text:p>
      <text:p text:style-name="Text_20_body">2-O Anticristo se coloca em direta oposição àquilo que é vital ao Cristianismo, a saber, a revelação do Pai e do Filho, e também à verdade distinta do Judaísmo -- Jesus, o Cristo (<text:a xlink:type="simple" xlink:href="http://bibliaonline.com.br/acf/1jo/2/22" office:name=""><text:span text:style-name="Definition">1 João 2:22</text:span></text:a>).</text:p>
      <text:p text:style-name="Text_20_body">3-A Santa Pessoa do Senhor é também objeto do ataque satânico. Tudo isso atinge o seu clímax no Anticristo que vem; nele toda sorte de mal religioso chega ao seu mais alto grau.</text:p>
      <text:p text:style-name="Text_20_body">Paulo, em uma de suas mais antigas e breves epístolas (2 Tessalonissenses), apresenta o esboço de uma personalidade caracterizada pela impiedade, insubordinação e arrogância, a qual supera em muito tudo aquilo que o mundo já viu. Um caráter claramente idêntico ao do Anticristo citado por João. Em ambos os casos trata-se da mesma pessoa.</text:p>
      <text:p text:style-name="Text_20_body">É evidente que Paulo instruiu pessoalmente os cristãos tessalonicenses acerca do assunto solene que é a chegada da apostasia, ou o público abandono do cristianismo, e conseguinte à apostasia, a revelação do homem de pecado (<text:a xlink:type="simple" xlink:href="http://bibliaonline.com.br/acf/2ts/2/3" office:name=""><text:span text:style-name="Definition">2 Tessalonicenses 2:3</text:span></text:a>). Sua carta é um complemento à sua admoestação verbal.</text:p>
      <text:p text:style-name="Text_20_body">São usados três adjetivos para o Anticristo:</text:p>
      <text:p text:style-name="Text_20_body">1-O iníquo;</text:p>
      <text:p text:style-name="Text_20_body">2-O homem do pecado;</text:p>
      <text:p text:style-name="Text_20_body">3-O filho da perdição.</text:p>
      <text:p text:style-name="Text_20_body">O primeiro sugere que ele se coloca em direta oposição a toda autoridade divina e humana. O segundo estabelece que ele é a personificação de toda forma e classe de mal -- o pecado personificado. O terceiro demonstra ser ele o apogeu da manifestação do poder de Satanás, e, como tal, tem a perdição e o juízo como sua porção. Esse medonho caráter usurpa o lugar de Deus sobre a terra, assentando-se no templo então edificado em Jerusalém, exigindo a honra e adoração que é devida a Deus (<text:a xlink:type="simple" xlink:href="http://bibliaonline.com.br/acf/2ts/2/4" office:name=""><text:span text:style-name="Definition">2 Tessalonicenses 2:4</text:span></text:a>).</text:p>
      <text:p text:style-name="Text_20_body">Sua influência religiosa -- pois ele não é, de modo algum, um político -- domina as massas de cristãos professos e judeus. Eles caem na armadilha de Satanás. Eles, que já haviam abandonado a Deus e renunciado publicamente à fé cristã e à verdade essencial do judaísmo, agora recebem do Senhor, em justa retribuição, a horrível operação do erro de receberem o homem do pecado enquanto crêem ser ele o verdadeiro Messias (<text:a xlink:type="simple" xlink:href="http://bibliaonline.com.br/acf/2ts/2/11" office:name=""><text:span text:style-name="Definition">2 Tessalonicenses 2:11</text:span></text:a>). Que engano! O Anticristo recebido e crido no lugar do Cristo de Deus!</text:p>
      <text:p text:style-name="Text_20_body">Quando se compara <text:a xlink:type="simple" xlink:href="http://bibliaonline.com.br/acf/2ts/2/9" office:name=""><text:span text:style-name="Definition">2 Tessalonicenses 2:9</text:span></text:a> com <text:a xlink:type="simple" xlink:href="http://bibliaonline.com.br/acf/atos/2/22" office:name=""><text:span text:style-name="Definition">Atos 2:22</text:span></text:a>, fica evidente um notável paralelo. Os mesmos termos -- poder, sinais e maravilhas -- são encontrados em ambos os textos. Por estes sinais Deus iria credenciar a missão e o serviço de Jesus de Nazaré (<text:a xlink:type="simple" xlink:href="http://bibliaonline.com.br/acf/atos/2/22" office:name=""><text:span text:style-name="Definition">Atos 2:22</text:span></text:a>). Pelas mesmas credenciais Satanás apresenta o Anticristo ao mundo apóstata (<text:a xlink:type="simple" xlink:href="http://bibliaonline.com.br/acf/2ts/2/9,10" office:name=""><text:span text:style-name="Definition">2 Tessalonicenses 2:9,10</text:span></text:a>).</text:p>
      <text:p text:style-name="Text_20_body">O próprio Senhor faz referência ao Anticristo e à sua aceitação por parte dos judeus como seu messias e profeta (<text:a xlink:type="simple" xlink:href="http://bibliaonline.com.br/acf/jo/5/43" office:name=""><text:span text:style-name="Definition">João 5:43</text:span></text:a>). No livro dos Salmos ele é descrito proféticamente em seu caráter de "homem que é da terra" (<text:a xlink:type="simple" xlink:href="http://bibliaonline.com.br/acf/sl/10/18" office:name=""><text:span text:style-name="Definition">Salmos 10:18</text:span></text:a>), e também como o "homem sanguinário e fraudulento" (<text:a xlink:type="simple" xlink:href="http://bibliaonline.com.br/acf/sl/5/6" office:name=""><text:span text:style-name="Definition">Salmos 5:6</text:span></text:a>). Estes adjetivos descritivos são, em si mesmos, uma característica do ímpio em geral na grande crise que se aproxima, embora exista uma pessoa, e somente uma, à qual se aplicam no seu mais completo significado. É o caráter do Anticristo que se encontra diante de nós nestes e em outros salmos.</text:p>
      <text:p text:style-name="Text_20_body"><text:a xlink:type="simple" xlink:href="http://bibliaonline.com.br/acf/dn/11" office:name=""><text:span text:style-name="Definition">Daniel, no capítulo 11</text:span></text:a> de sua profecia, faz referência a três reis: o rei do Norte (Síria), o rei do Sul (Egito), e o rei na Palestina (o Anticristo). As guerras, alianças familiares e intrigas, detalhadas tão minuciosamente nos primeiros trinta e cinco versículos deste interessante capítulo, tiveram um cumprimento histórico exato na história dos reinos da Síria e do Egito, formados após a ruína do poder do império Grego.</text:p>
      <text:p text:style-name="Text_20_body">No <text:a xlink:type="simple" xlink:href="http://bibliaonline.com.br/acf/dn/11/36" office:name=""><text:span text:style-name="Definition">versículo 36</text:span></text:a> um rei é repentinamente introduzido na história. Esse rei é o Anticristo cujo reinado na Palestina precede o reino do verdadeiro Messias, do mesmo modo como o Rei Saul precedeu o Rei Davi; o primeiro prefigurando o rei anti-cristão e o segundo prefigurando Cristo, o verdadeiro Rei de Israel. Esta parte do capítulo (<text:a xlink:type="simple" xlink:href="http://bibliaonline.com.br/acf/dn/11/36-45" office:name=""><text:span text:style-name="Definition">v. 36-45</text:span></text:a>) fala de um tempo futuro, levando-nos até o tempo do fim (<text:a xlink:type="simple" xlink:href="http://bibliaonline.com.br/acf/dn/11/40" office:name=""><text:span text:style-name="Definition">v. 40</text:span></text:a>). O rei se exalta e se eleva acima de todo homem e de todo deus. O orgulho do diabo está personificado nesse terrível personagem judeu. Somente o lugar que é devido a Deus pode satisfazer sua ambição. Que contraste com o verdadeiro Messias, Jesus, que Se humilhou até à morte, e morte de cruz (<text:a xlink:type="simple" xlink:href="http://bibliaonline.com.br/acf/fp/2/5-8" office:name=""><text:span text:style-name="Definition">Fp 2:5-8</text:span></text:a>).</text:p>
      <text:p text:style-name="Text_20_body">Por meio de <text:a xlink:type="simple" xlink:href="http://bibliaonline.com.br/acf/dn/11/37" office:name=""><text:span text:style-name="Definition">Daniel 11:37</text:span></text:a> fica evidente que o Anticristo é descendente de judeus, o que também pode ser deduzido do fato de que se assim não fosse ele não poderia nem reivindicar, mesmo entre os judeus apóstatas, o direito ao trono de Israel. O rei,ou Anticristo, é atacado do Norte e do Sul, ficando a sua terra, a Palestina, entre dois fogos. Ele é incapaz, mesmo com o auxílio de seu aliado, o poderoso líder Ocidental, de se livrar dos repetidos ataques de seus inimigos do Norte e do Sul. O primeiro é o mais amargo e determinado deles. A Palestina é invadida pelos exércitos conquistadores vindos do Norte, mas seu rei, o Anticristo, escapa da vingança do grande opressor do Norte, prefigurado pela infame memória de Antíoco Epifânio (rei da Síria a partir do ano 175 A.C.). O Anticristo é alvo do juízo do Senhor na Sua vinda dos céus (<text:a xlink:type="simple" xlink:href="http://bibliaonline.com.br/acf/ap/19/20" office:name=""><text:span text:style-name="Definition">Apocalipse 19:20</text:span></text:a>).</text:p>
      <text:p text:style-name="Text_20_body">Em <text:a xlink:type="simple" xlink:href="http://bibliaonline.com.br/acf/ap/13" office:name=""><text:span text:style-name="Definition">Apocalipse 13</text:span></text:a>, duas Bestas são contempladas em uma visão. A primeira é o poder romano com sua cabeça blasfema sob o controle direto de Satanás (<text:a xlink:type="simple" xlink:href="http://bibliaonline.com.br/acf/ap/13/1:10" office:name=""><text:span text:style-name="Definition">v. 1-10</text:span></text:a>). A segunda Besta é a pessoa do Anticristo (<text:a xlink:type="simple" xlink:href="http://bibliaonline.com.br/acf/ap/13/11-17" office:name=""><text:span text:style-name="Definition">v. 11-17</text:span></text:a>). A primeira é caracterizada por força bruta e trata-se do poder político daqueles dias, e daquele a quem Satanás "deu o seu poder, e o seu trono, e grande poderio" (<text:a xlink:type="simple" xlink:href="http://bibliaonline.com.br/acf/ap/13/2" office:name=""><text:span text:style-name="Definition">Apocalipse 13:2</text:span></text:a>). A segunda Besta está claramente subordinada ao poder da primeira (<text:a xlink:type="simple" xlink:href="http://bibliaonline.com.br/acf/ap/13/2" office:name=""><text:span text:style-name="Definition">v. 12</text:span></text:a>) e seu caráter é religioso; não tem pretensões políticas. Sua pretensão religiosa é amparada pelo poder e força da Roma apóstata, e assim as duas Bestas agem juntas sob seu grande líder, Satanás. Os três são igualmente adorados.</text:p>
      <text:p text:style-name="Text_20_body">A segunda Besta, ou Anticristo, é idêntica ao falso profeta, citado nos <text:a xlink:type="simple" xlink:href="http://bibliaonline.com.br/acf/ap/16,13" office:name=""><text:span text:style-name="Definition">capítulos 16:13</text:span></text:a>; <text:a xlink:type="simple" xlink:href="http://bibliaonline.com.br/acf/ap/19/20" office:name=""><text:span text:style-name="Definition">19:20</text:span></text:a> e <text:a xlink:type="simple" xlink:href="http://bibliaonline.com.br/acf/ap/20/10" office:name=""><text:span text:style-name="Definition">20:10</text:span></text:a> de Apocalipse. As respectivas cabeças da rebelião contra Cristo, em Seus direitos reais e proféticos, são dois homens diretamente controlados e revestidos de poder pelo próprio Satanás. Trata-se de uma espécie de trindade do mal. O Dragão deu seu poder exterior à primeira Besta (<text:a xlink:type="simple" xlink:href="http://bibliaonline.com.br/acf/ap/13/2" office:name=""><text:span text:style-name="Definition">Apocalipse 13:2</text:span></text:a>). Ò segunda ele dá seu espírito, para que possa falar como um dragão (<text:a xlink:type="simple" xlink:href="http://bibliaonline.com.br/acf/ap/13/11" office:name=""><text:span text:style-name="Definition">v. 11</text:span></text:a>). Finalmente, Zacarias se refere ao Anticristo como pastor inútil que acaba por abandonar o rebanho (Israel) sobre o qual exerce poder de rei, sacerdote e profeta. Mas sua alardeada autoridade (seu braço) e sua altiva inteligência (seu olho direito), por meio das quais sustenta suas pretensões na terra, são totalmente arruinadas. E ele próprio é lançado vivo na morada da miséria eterna, o lago de fogo (<text:a xlink:type="simple" xlink:href="http://bibliaonline.com.br/acf/zc/11/15-17" office:name=""><text:span text:style-name="Definition">Zacarias 11:15-17</text:span></text:a>; <text:a xlink:type="simple" xlink:href="http://bibliaonline.com.br/acf/ap/19/20" office:name=""><text:span text:style-name="Definition">Apocalipse 19:20</text:span></text:a>).</text:p>
      <text:p text:style-name="Text_20_body">Ao nosso ver, a estrela caída por ocasião do primeiro "ai" é, sem dúvida alguma, o Anticristo (<text:a xlink:type="simple" xlink:href="http://bibliaonline.com.br/acf/ap/8/10,11" office:name=""><text:span text:style-name="Definition">Apocalipse 8:10,11</text:span></text:a>; <text:a xlink:type="simple" xlink:href="http://bibliaonline.com.br/acf/ap/9/12" office:name=""><text:span text:style-name="Definition">9:12</text:span></text:a>). A que outro personagem do Apocalipse poderia se aplicar tal descrição? As reivindicações espirituais e pretensões religiosas de Satanás são sustentadas e cumpridas pelo Anticristo, enquanto que sua soberania temporal sobre o mundo é estabelecida no reinado e na pessoa do príncipe Romano. A agonia que se segue é agonia da alma e da consciência, e não agonia física. O Anticristo parece ser o instrumento escolhido pelo diabo para aflição da alma e da consciência, enquanto que, para o sofrimento do corpo, a força bruta da Besta recebe total liberdade de ação, satisfazendo-se com cenas de crueldade e derramamento de sangue, atormentando os corpos dos seres humanos.</text:p>
      <text:p text:style-name="Text_20_body">W. Scot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 FALSO MESSIAS</dc:title>
  </office:meta>
</office:document-meta>
</file>